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Jan 2026 </text:p>
      <text:p text:style-name="P1"/>
      <text:p text:style-name="P1">Welcome to modernity or wherever we are today in 2026. Perhaps it post modern culture? Or post Christian? Who cares? But I for one need to know where I am and where I am going. What is a Christian? What is a Church? Who has the true answers? Maybe I quote Aristotle? “The unexamined life is not worth living.” Someone may say who the hell is Aristotle? But surely as soon as that question is asked there is no authority. Just a vast sea of opinions. Billions of opinions, As some wit is alleged to have said, opinions are like armpits.....everyone has one. And if this is actually the case.....then my opinion is just as valid as anyone el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1-29T13:53:23.51</meta:creation-date>
    <dc:date>2026-01-29T14:34:22.38</dc:date>
    <meta:editing-duration>PT41M2S</meta:editing-duration>
    <meta:editing-cycles>2</meta:editing-cycles>
    <meta:generator>OpenOffice/4.1.15$Win32 OpenOffice.org_project/4115m2$Build-9813</meta:generator>
    <meta:document-statistic meta:table-count="0" meta:image-count="0" meta:object-count="0" meta:page-count="1" meta:paragraph-count="2" meta:word-count="122" meta:character-count="654"/>
  </office:meta>
</office:document-meta>
</file>